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4" calcext:value-type="float">
            <text:p>1044</text:p>
          </table:table-cell>
          <table:table-cell table:style-name="ce7" table:formula="of:=COUNTIF([.B7:.B1095];&quot;X&quot;)" office:value-type="float" office:value="892" calcext:value-type="float">
            <text:p>89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8" calcext:value-type="float">
            <text:p>11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5">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20:44:14.5033529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1T20:44:33.194002090</dc:date>
    <meta:editing-duration>P1DT4H15M54S</meta:editing-duration>
    <meta:editing-cycles>1049</meta:editing-cycles>
    <meta:document-statistic meta:table-count="1" meta:cell-count="6291" meta:object-count="0"/>
  </office:meta>
</office:document-meta>
</file>